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venir Next" svg:font-family="'Avenir Next'"/>
    <style:font-face style:name="Myriad Pro" svg:font-family="'Myriad Pro'"/>
    <style:font-face style:name="OTS-derived-font1" svg:font-family="OTS-derived-font"/>
    <style:font-face style:name="F" svg:font-family="" style:font-family-generic="roman"/>
    <style:font-face style:name="Arial Unicode MS3" svg:font-family="'Arial Unicode MS'" style:font-family-generic="swiss"/>
    <style:font-face style:name="Helvetica1" svg:font-family="Helvetica" style:font-family-generic="swiss"/>
    <style:font-face style:name="Arial1" svg:font-family="Arial" style:font-pitch="variable"/>
    <style:font-face style:name="Arial Unicode MS" svg:font-family="'Arial Unicode MS'" style:font-pitch="variable"/>
    <style:font-face style:name="Avenir Next1" svg:font-family="'Avenir Next'" style:font-pitch="variable"/>
    <style:font-face style:name="OTS-derived-font" svg:font-family="OTS-derived-font" style:font-pitch="variable"/>
    <style:font-face style:name="PingFang SC1" svg:font-family="'PingFang SC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2" svg:font-family="'Arial Unicode MS'" style:font-family-generic="swiss" style:font-pitch="variable"/>
    <style:font-face style:name="Helvetica" svg:font-family="Helvetica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dddddd" draw:fill-color="#dddddd" draw:textarea-vertical-align="middle"/>
    </style:style>
    <style:style style:name="gr2" style:family="graphic" style:parent-style-name="standard">
      <style:graphic-properties svg:stroke-width="0.529cm" svg:stroke-color="#ffffff" draw:marker-start-width="0.99cm" draw:marker-end-width="0.99cm" draw:fill-color="#ffffff" draw:textarea-vertical-align="middle" fo:padding-top="0.386cm" fo:padding-bottom="0.386cm" fo:padding-left="0.511cm" fo:padding-right="0.511cm"/>
    </style:style>
    <style:style style:name="gr3" style:family="graphic" style:parent-style-name="standard">
      <style:graphic-properties svg:stroke-color="#ffffff" draw:fill-color="#ffffff" draw:textarea-vertical-align="middle"/>
      <style:paragraph-properties style:writing-mode="lr-tb"/>
    </style:style>
    <style:style style:name="gr4" style:family="graphic" style:parent-style-name="objectwithoutfill">
      <style:graphic-properties svg:stroke-width="0.028cm" svg:stroke-color="#333333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svg:stroke-color="#ffffff" draw:fill-color="#ffffff" draw:textarea-vertical-align="top"/>
      <style:paragraph-properties style:writing-mode="lr-tb"/>
    </style:style>
    <style:style style:name="gr6" style:family="graphic" style:parent-style-name="standard">
      <style:graphic-properties svg:stroke-color="#dddddd" draw:fill-color="#dddddd" draw:textarea-vertical-align="middle"/>
      <style:paragraph-properties style:writing-mode="lr-tb"/>
    </style:style>
    <style:style style:name="gr7" style:family="graphic" style:parent-style-name="objectwithoutfill">
      <style:graphic-properties svg:stroke-width="0.035cm" svg:stroke-color="#666666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666666" draw:marker-start-width="0.252cm" draw:marker-end-width="0.252cm" draw:fill-color="#ffffff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svg:stroke-color="#eeeeee" draw:fill-color="#eeeeee" draw:textarea-vertical-align="middle"/>
    </style:style>
    <style:style style:name="gr10" style:family="graphic" style:parent-style-name="standard">
      <style:graphic-properties svg:stroke-color="#808080" draw:fill-color="#808080" draw:textarea-vertical-align="middle"/>
    </style:style>
    <style:style style:name="gr11" style:family="graphic" style:parent-style-name="standard">
      <style:graphic-properties svg:stroke-width="0.494cm" svg:stroke-color="#ffffff" draw:marker-start-width="0.938cm" draw:marker-end-width="0.938cm" draw:fill-color="#ffffff" draw:textarea-vertical-align="middle" fo:padding-top="0.369cm" fo:padding-bottom="0.369cm" fo:padding-left="0.494cm" fo:padding-right="0.494cm"/>
    </style:style>
    <style:style style:name="gr12" style:family="graphic" style:parent-style-name="standard">
      <style:graphic-properties svg:stroke-color="#dddddd" draw:fill-color="#dddddd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svg:stroke-color="#cccccc" draw:fill-color="#cccccc" draw:textarea-vertical-align="middle"/>
    </style:style>
    <style:style style:name="gr14" style:family="graphic" style:parent-style-name="standard">
      <style:graphic-properties svg:stroke-color="#dddddd" draw:fill-color="#cccccc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svg:stroke-color="#dddddd" draw:fill-color="#cccccc" draw:textarea-vertical-align="middle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color="#333333" style:font-name="Avenir Next1" fo:font-size="36pt" style:font-size-asian="36pt" style:font-size-complex="36pt"/>
    </style:style>
    <style:style style:name="P5" style:family="paragraph">
      <loext:graphic-properties draw:fill-color="#ffffff"/>
      <style:paragraph-properties fo:text-align="center"/>
      <style:text-properties fo:color="#333333" style:font-name="Avenir Next1" fo:font-size="32pt" style:font-size-asian="32pt" style:font-size-complex="32pt"/>
    </style:style>
    <style:style style:name="P6" style:family="paragraph">
      <loext:graphic-properties draw:fill-color="#ffffff"/>
      <style:paragraph-properties fo:text-align="center"/>
      <style:text-properties fo:color="#333333" style:font-name="Avenir Next1" fo:font-size="14pt" style:font-size-asian="14pt" style:font-size-complex="1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dddddd"/>
      <style:paragraph-properties fo:text-align="start"/>
      <style:text-properties style:font-name="Avenir Next1" fo:font-size="14pt" style:font-size-asian="14pt" style:font-size-complex="14pt"/>
    </style:style>
    <style:style style:name="P9" style:family="paragraph">
      <style:paragraph-properties fo:text-align="start"/>
    </style:style>
    <style:style style:name="P10" style:family="paragraph">
      <loext:graphic-properties draw:fill-color="#ffffff"/>
      <style:paragraph-properties fo:text-align="start"/>
      <style:text-properties fo:color="#333333" style:font-name="Avenir Next1" fo:font-size="11pt" fo:font-weight="normal" style:font-size-asian="11pt" style:font-weight-asian="normal" style:font-size-complex="11pt" style:font-weight-complex="normal"/>
    </style:style>
    <style:style style:name="P11" style:family="paragraph">
      <loext:graphic-properties draw:fill-color="#ffffff"/>
      <style:paragraph-properties fo:text-align="start"/>
      <style:text-properties fo:color="#1c1c1c" style:font-name="Avenir Next1" fo:font-size="13pt" fo:font-weight="normal" style:font-size-asian="13pt" style:font-weight-asian="normal" style:font-size-complex="13pt" style:font-weight-complex="normal"/>
    </style:style>
    <style:style style:name="P12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3" style:family="paragraph">
      <style:paragraph-properties style:text-autospace="none"/>
    </style:style>
    <style:style style:name="P14" style:family="paragraph">
      <loext:graphic-properties draw:fill-color="#ffffff"/>
      <style:paragraph-properties fo:text-align="start"/>
      <style:text-properties fo:color="#333333" style:font-name="Avenir Next1" fo:font-size="10.5pt" fo:font-weight="normal" style:font-size-asian="12pt" style:font-weight-asian="normal" style:font-size-complex="12pt" style:font-weight-complex="normal"/>
    </style:style>
    <style:style style:name="P15" style:family="paragraph">
      <loext:graphic-properties draw:fill="none"/>
      <style:paragraph-properties fo:text-align="center"/>
      <style:text-properties fo:color="#333333"/>
    </style:style>
    <style:style style:name="P16" style:family="paragraph">
      <loext:graphic-properties draw:fill-color="#ffffff"/>
      <style:paragraph-properties fo:text-align="start"/>
      <style:text-properties fo:color="#333333" style:font-name="Avenir Next1" fo:font-size="32pt" style:font-size-asian="32pt" style:font-size-complex="32pt"/>
    </style:style>
    <style:style style:name="P17" style:family="paragraph">
      <loext:graphic-properties draw:fill-color="#ffffff"/>
      <style:paragraph-properties fo:text-align="start"/>
      <style:text-properties fo:color="#333333" style:font-name="Avenir Next1" fo:font-size="14pt" style:font-size-asian="14pt" style:font-size-complex="14pt"/>
    </style:style>
    <style:style style:name="P18" style:family="paragraph">
      <loext:graphic-properties draw:fill-color="#ffffff"/>
      <style:paragraph-properties fo:text-align="start"/>
      <style:text-properties fo:color="#333333" style:font-name="Avenir Next1" fo:font-size="10.5pt" style:font-size-asian="12pt" style:font-size-complex="12pt"/>
    </style:style>
    <style:style style:name="P19" style:family="paragraph">
      <loext:graphic-properties draw:fill-color="#ffffff"/>
      <style:paragraph-properties fo:text-align="center"/>
      <style:text-properties fo:color="#333333" style:font-name="Avenir Next1" fo:font-size="6pt" style:font-size-asian="6pt" style:font-size-complex="6pt"/>
    </style:style>
    <style:style style:name="P20" style:family="paragraph">
      <loext:graphic-properties draw:fill-color="#eeeeee"/>
      <style:paragraph-properties fo:text-align="center"/>
    </style:style>
    <style:style style:name="P21" style:family="paragraph">
      <loext:graphic-properties draw:fill-color="#808080"/>
      <style:paragraph-properties fo:text-align="center"/>
    </style:style>
    <style:style style:name="P22" style:family="paragraph">
      <loext:graphic-properties draw:fill-color="#cccccc"/>
      <style:paragraph-properties fo:text-align="center"/>
    </style:style>
    <style:style style:name="T1" style:family="text">
      <style:text-properties fo:color="#333333" style:font-name="Avenir Next1" fo:font-size="36pt" style:font-size-asian="36pt" style:font-size-complex="36pt"/>
    </style:style>
    <style:style style:name="T2" style:family="text">
      <style:text-properties fo:color="#333333" style:font-name="Avenir Next1" fo:font-size="32pt" style:font-size-asian="32pt" style:font-size-complex="32pt"/>
    </style:style>
    <style:style style:name="T3" style:family="text">
      <style:text-properties fo:color="#333333" style:font-name="Avenir Next1" fo:font-size="14pt" style:font-size-asian="14pt" style:font-size-complex="14pt"/>
    </style:style>
    <style:style style:name="T4" style:family="text">
      <style:text-properties fo:color="#333333" style:font-name="Avenir Next1" fo:font-size="11pt" fo:font-weight="normal" style:font-size-asian="11pt" style:font-weight-asian="normal" style:font-size-complex="11pt" style:font-weight-complex="normal"/>
    </style:style>
    <style:style style:name="T5" style:family="text">
      <style:text-properties fo:color="#333333" style:font-name="Avenir Next1" fo:font-size="11pt" fo:font-weight="bold" style:font-size-asian="11pt" style:font-weight-asian="bold" style:font-size-complex="11pt" style:font-weight-complex="bold"/>
    </style:style>
    <style:style style:name="T6" style:family="text">
      <style:text-properties fo:color="#333333" style:text-outline="false" style:text-line-through-style="none" style:text-line-through-type="none" style:font-name="Avenir Next1" fo:font-size="11pt" fo:font-style="normal" fo:text-shadow="none" style:text-underline-style="none" fo:font-weight="normal" style:letter-kerning="true" style:font-name-asian="OTS-derived-font1" style:font-size-asian="11pt" style:font-style-asian="normal" style:font-weight-asian="normal" style:font-name-complex="OTS-derived-font1" style:font-size-complex="11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1c1c1c" style:font-name="Avenir Next1" fo:font-size="13pt" fo:font-weight="normal" style:font-size-asian="13pt" style:font-weight-asian="normal" style:font-size-complex="13pt" style:font-weight-complex="normal"/>
    </style:style>
    <style:style style:name="T8" style:family="text">
      <style:text-properties fo:color="#333333" style:font-name="Avenir Next1" fo:font-size="11pt" fo:font-weight="normal" style:font-name-asian="Helvetica1" style:font-size-asian="11pt" style:font-weight-asian="normal" style:font-name-complex="Helvetica1" style:font-size-complex="11pt" style:font-weight-complex="normal"/>
    </style:style>
    <style:style style:name="T9" style:family="text">
      <style:text-properties fo:color="#333333" style:font-name="Avenir Next1" fo:font-size="6pt" fo:font-weight="normal" style:font-name-asian="Helvetica1" style:font-size-asian="6pt" style:font-weight-asian="normal" style:font-name-complex="Helvetica1" style:font-size-complex="6pt" style:font-weight-complex="normal"/>
    </style:style>
    <style:style style:name="T10" style:family="text">
      <style:text-properties fo:color="#333333" style:font-name="Avenir Next1" fo:font-size="10.5pt" fo:font-weight="normal" style:font-size-asian="12pt" style:font-weight-asian="normal" style:font-size-complex="12pt" style:font-weight-complex="normal"/>
    </style:style>
    <style:style style:name="T11" style:family="text">
      <style:text-properties style:font-name="Avenir Next1" fo:font-size="14pt" style:font-size-asian="14pt" style:font-size-complex="14pt"/>
    </style:style>
    <style:style style:name="T12" style:family="text">
      <style:text-properties fo:color="#333333" style:font-name="Avenir Next1" fo:font-size="14pt" fo:language="de" fo:country="DE" style:font-size-asian="14pt" style:font-size-complex="14pt"/>
    </style:style>
    <style:style style:name="T13" style:family="text">
      <style:text-properties fo:color="#333333" style:font-name="Avenir Next1" fo:font-size="10.5pt" style:font-size-asian="12pt" style:font-size-complex="12pt"/>
    </style:style>
    <style:style style:name="T14" style:family="text">
      <style:text-properties fo:color="#333333" style:font-name="Avenir Next1" fo:font-size="10.5pt" fo:language="de" fo:country="DE" fo:font-weight="normal" style:font-size-asian="12pt" style:font-weight-asian="normal" style:font-size-complex="12pt" style:font-weight-complex="normal"/>
    </style:style>
    <style:style style:name="T15" style:family="text">
      <style:text-properties fo:color="#333333" style:font-name="Avenir Next1" fo:font-size="6pt" style:font-size-asian="6pt" style:font-size-complex="6pt"/>
    </style:style>
    <style:style style:name="T16" style:family="text">
      <style:text-properties fo:color="#333333" style:text-outline="false" style:text-line-through-style="none" style:text-line-through-type="none" style:font-name="Avenir Next1" fo:font-size="10.5pt" fo:font-style="normal" fo:text-shadow="none" style:text-underline-style="none" fo:font-weight="normal" style:letter-kerning="true" style:font-name-asian="Arial Unicode MS1" style:font-size-asian="12pt" style:font-style-asian="normal" style:font-weight-asian="normal" style:font-name-complex="Arial Unicode MS1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21cm" svg:height="8.6cm" svg:x="0cm" svg:y="8.2cm">
          <text:p/>
        </draw:rect>
        <draw:rect draw:style-name="gr1" draw:text-style-name="P1" draw:layer="layout" svg:width="19.4cm" svg:height="1cm" svg:x="0cm" svg:y="28.2cm">
          <text:p/>
        </draw:rect>
        <draw:circle draw:style-name="gr2" draw:text-style-name="P2" draw:layer="layout" svg:width="9.2cm" svg:height="9.2cm" svg:x="5.975cm" svg:y="7.9cm">
          <text:p/>
        </draw:circle>
        <draw:rect draw:style-name="gr3" draw:text-style-name="P4" draw:layer="layout" svg:width="21cm" svg:height="2.7cm" svg:x="0cm" svg:y="4.2cm">
          <text:p text:style-name="P3"><text:span text:style-name="T1">BEWERBUNG</text:span></text:p>
        </draw:rect>
        <draw:rect draw:style-name="gr3" draw:text-style-name="P5" draw:layer="layout" svg:width="21cm" svg:height="1.9cm" svg:x="0cm" svg:y="18.2cm">
          <text:p text:style-name="P3"><text:span text:style-name="T2">Lorem Ipsum</text:span></text:p>
        </draw:rect>
        <draw:rect draw:style-name="gr3" draw:text-style-name="P6" draw:layer="layout" svg:width="21cm" svg:height="1.9cm" svg:x="0cm" svg:y="21.8cm">
          <text:p text:style-name="P3"><text:span text:style-name="T3">Lorem ipsum dolor sit amet</text:span></text:p>
          <text:p text:style-name="P3"><text:span text:style-name="T3">Lorem ipsum dolor sit amet</text:span></text:p>
          <text:p text:style-name="P3"><text:span text:style-name="T3"/></text:p>
          <text:p text:style-name="P3"><text:span text:style-name="T3">Mob.: Lorem ipsum</text:span></text:p>
          <text:p text:style-name="P3"><text:span text:style-name="T3">Email: lorem ipsum@ipsum.com</text:span></text:p>
        </draw:rect>
        <draw:line draw:style-name="gr4" draw:text-style-name="P7" draw:layer="layout" svg:x1="7.8cm" svg:y1="20.3cm" svg:x2="13.1cm" svg:y2="20.3cm">
          <text:p/>
        </draw:line>
        <draw:rect draw:style-name="gr1" draw:text-style-name="P1" draw:layer="layout" svg:width="3.6cm" svg:height="1cm" svg:x="17.4cm" svg:y="28.2cm">
          <text:p/>
        </draw:rect>
        <draw:rect draw:style-name="gr1" draw:text-style-name="P8" draw:layer="layout" svg:width="18.7cm" svg:height="1cm" svg:x="2.3cm" svg:y="0.6cm">
          <text:p/>
        </draw:rect>
        <draw:rect draw:style-name="gr1" draw:text-style-name="P1" draw:layer="layout" svg:width="1.8cm" svg:height="1cm" svg:x="0cm" svg:y="0.6cm">
          <text:p/>
        </draw:rect>
      </draw:page>
      <draw:page draw:name="page2" draw:style-name="dp1" draw:master-page-name="Standard">
        <draw:rect draw:style-name="gr1" draw:text-style-name="P1" draw:layer="layout" svg:width="21cm" svg:height="1cm" svg:x="0cm" svg:y="28.2cm">
          <text:p/>
        </draw:rect>
        <draw:rect draw:style-name="gr3" draw:text-style-name="P10" draw:layer="layout" svg:width="8.4cm" svg:height="2.1cm" svg:x="1cm" svg:y="2.3cm">
          <text:p text:style-name="P9"><text:span text:style-name="T4">LoremLorem ipsum dolor sit amet</text:span></text:p>
          <text:p><text:span text:style-name="T5">Lorem ipsum dolor sit amet</text:span></text:p>
          <text:p><text:span text:style-name="T5">Lorem ipsum dolor sit amet</text:span></text:p>
        </draw:rect>
        <draw:rect draw:style-name="gr5" draw:text-style-name="P10" draw:layer="layout" svg:width="8.4cm" svg:height="2.7cm" svg:x="1cm" svg:y="6.3cm">
          <text:p><text:span text:style-name="T6">Lorem ipsum dolor sit amet</text:span></text:p>
          <text:p><text:span text:style-name="T6">Lorem ipsum dolor sit amet</text:span></text:p>
          <text:p><text:span text:style-name="T6">Lorem ipsum dolor sit amet</text:span></text:p>
        </draw:rect>
        <draw:rect draw:style-name="gr3" draw:text-style-name="P11" draw:layer="layout" svg:width="19.4cm" svg:height="0.8cm" svg:x="1cm" svg:y="8.9cm">
          <text:p><text:span text:style-name="T7">Lorem ipsum dolor sit amet</text:span></text:p>
        </draw:rect>
        <draw:rect draw:style-name="gr3" draw:text-style-name="P10" draw:layer="layout" svg:width="19cm" svg:height="16.9cm" svg:x="1cm" svg:y="10.3cm">
          <text:p text:style-name="P12"><text:span text:style-name="T8">Sehr geehrte Damen und Herren,</text:span></text:p>
          <text:p text:style-name="P12"><text:span text:style-name="T9"/></text:p>
          <text:p text:style-name="P12"><text:span text:style-name="T8">Lorem ipsum dolor sit amet, consetetur sadipscing elitr, sed diam nonumy eirmod tempor invidunt </text:span></text:p>
          <text:p text:style-name="P12"><text:span text:style-name="T8">Lorem ipsum dolor sit amet, consetetur sadipscing elitr, sed diam nonumy eirmod tempor invidunt . </text:span></text:p>
          <text:p text:style-name="P12"><text:span text:style-name="T8"/></text:p>
          <text:p text:style-name="P12"><text:span text:style-name="T8">Lorem ipsum dolor sit amet, consetetur sadipscing elitr, sed diam nonumy eirmod tempor invidunt </text:span><text:span text:style-name="T8"><text:line-break/></text:span><text:span text:style-name="T8">Lorem ipsum dolor sit amet, consetetur sadipscing elitr, sed diam nonumy eirmod tempor invidunt </text:span><text:span text:style-name="T8"><text:line-break/></text:span><text:span text:style-name="T8">Lorem ipsum dolor sit amet, consetetur sadipscing elitr, sed diam nonumy eirmod tempor invidunt </text:span><text:span text:style-name="T8"><text:line-break/></text:span><text:span text:style-name="T8">Lorem ipsum dolor sit amet, consetetur sadipscing elitr, sed diam nonumy eirmod tempor invidunt </text:span><text:span text:style-name="T8"><text:line-break/></text:span><text:span text:style-name="T8">Lorem ipsum dolor sit amet, consetetur sadipscing elitr, sed diam nonumy eirmod tempor invidunt </text:span><text:span text:style-name="T8"><text:line-break/></text:span><text:span text:style-name="T8">Lorem ipsum dolor sit amet, consetetur sadipscing elitr, sed diam nonumy eirmod tempor invidunt </text:span><text:span text:style-name="T8"><text:line-break/></text:span><text:span text:style-name="T8">Lorem ipsum dolor sit amet, consetetur sadipscing elitr, sed diam nonumy eirmod tempor invidunt </text:span><text:span text:style-name="T8"><text:line-break/></text:span><text:span text:style-name="T8">Lorem ipsum dolor sit amet, consetetur sadipscing elitr, sed diam nonumy eirmod tempor invidunt </text:span><text:span text:style-name="T8"><text:line-break/></text:span><text:span text:style-name="T8">Lorem ipsum dolor sit amet, consetetur sadipscing elitr, sed diam nonumy eirmod tempor invidunt </text:span><text:span text:style-name="T8"><text:line-break/></text:span><text:span text:style-name="T8">Lorem ipsum dolor sit amet, consetetur sadipscing elitr, sed diam nonumy eirmod tempor invidunt </text:span><text:span text:style-name="T8"><text:line-break/></text:span><text:span text:style-name="T8">Lorem ipsum dolor sit amet, consetetur sadipscing elitr, sed diam nonumy eirmod tempor invidunt </text:span><text:span text:style-name="T8"><text:line-break/></text:span><text:span text:style-name="T8">Lorem ipsum dolor sit amet, consetetur sadipscing elitr, sed diam nonumy eirmod tempor invidunt </text:span><text:span text:style-name="T8"><text:line-break/></text:span><text:span text:style-name="T8">Lorem ipsum dolor sit amet, consetetur sadipscing elitr, sed diam nonumy eirmod tempor invidunt </text:span><text:span text:style-name="T8"><text:line-break/></text:span><text:span text:style-name="T8">Lorem ipsum dolor sit amet, consetetur sadipscing elitr, sed diam nonumy eirmod tempor invidunt </text:span><text:span text:style-name="T8"><text:line-break/></text:span><text:span text:style-name="T8">Lorem ipsum dolor sit amet, consetetur sadipscing elitr, sed diam nonumy eirmod tempor invidunt </text:span><text:span text:style-name="T8"><text:line-break/></text:span><text:span text:style-name="T8">Lorem ipsum dolor sit amet, consetetur sadipscing elitr, sed diam nonumy eirmod tempor invidunt </text:span><text:span text:style-name="T8"><text:line-break/></text:span><text:span text:style-name="T8">Lorem ipsum dolor sit amet, consetetur sadipscing elitr, sed diam nonumy eirmod tempor invidunt </text:span><text:span text:style-name="T8"><text:line-break/></text:span><text:span text:style-name="T8">Lorem ipsum dolor sit amet, consetetur sadipscing elitr, sed diam nonumy eirmod tempor invidunt </text:span><text:span text:style-name="T8"><text:line-break/></text:span><text:span text:style-name="T8">Lorem ipsum dolor sit amet, consetetur sadipscing elitr, sed diam nonumy eirmod tempor invidunt </text:span><text:span text:style-name="T8"><text:line-break/></text:span><text:span text:style-name="T8">Lorem ipsum dolor sit amet, consetetur sadipscing elitr, sed diam nonumy eirmod tempor invidunt </text:span></text:p>
          <text:p text:style-name="P12"/>
          <text:p text:style-name="P13"><text:span text:style-name="T8">Über eine positive Antwort und ein persönliches Gespräch würde ich mich sehr freuen.</text:span></text:p>
          <text:p text:style-name="P13"><text:span text:style-name="T9"/></text:p>
          <text:p text:style-name="P13"><text:span text:style-name="T8">Mit freundlichen Grüßen</text:span></text:p>
          <text:p text:style-name="P13"><text:span text:style-name="T8"/></text:p>
          <text:p text:style-name="P13"><text:span text:style-name="T8"/></text:p>
          <text:p text:style-name="P13"><text:span text:style-name="T8">Max Mstermann</text:span></text:p>
        </draw:rect>
        <draw:rect draw:style-name="gr3" draw:text-style-name="P14" draw:layer="layout" svg:width="17.5cm" svg:height="0.7cm" svg:x="1cm" svg:y="27.5cm">
          <text:p text:style-name="P9"><text:span text:style-name="T10">Anlagen: Lebenslauf, Notenspiegel</text:span></text:p>
        </draw:rect>
        <draw:rect draw:style-name="gr5" draw:text-style-name="P14" draw:layer="layout" svg:width="8.4cm" svg:height="2.7cm" svg:x="11.5cm" svg:y="6.3cm">
          <text:p><text:span text:style-name="T10">Lorem ipsum dolor sit amet, 04.06.2018</text:span></text:p>
        </draw:rect>
        <draw:rect draw:style-name="gr1" draw:text-style-name="P1" draw:layer="layout" svg:width="1.8cm" svg:height="1cm" svg:x="0cm" svg:y="0.6cm">
          <text:p/>
        </draw:rect>
        <draw:rect draw:style-name="gr6" draw:text-style-name="P8" draw:layer="layout" svg:width="18.7cm" svg:height="1cm" svg:x="2.3cm" svg:y="0.6cm">
          <text:p text:style-name="P9"><text:span text:style-name="T11">Bewerbung</text:span></text:p>
        </draw:rect>
      </draw:page>
      <draw:page draw:name="page3" draw:style-name="dp1" draw:master-page-name="Standard">
        <draw:line draw:style-name="gr7" draw:text-style-name="P15" draw:layer="layout" svg:x1="0.8cm" svg:y1="18.2cm" svg:x2="0.8cm" svg:y2="27.6cm">
          <text:p/>
        </draw:line>
        <draw:line draw:style-name="gr7" draw:text-style-name="P15" draw:layer="layout" svg:x1="0.8cm" svg:y1="8.2cm" svg:x2="0.8cm" svg:y2="15.9cm">
          <text:p/>
        </draw:line>
        <draw:rect draw:style-name="gr1" draw:text-style-name="P1" draw:layer="layout" svg:width="3.8cm" svg:height="5.1cm" svg:x="17.2cm" svg:y="0.8cm">
          <text:p/>
        </draw:rect>
        <draw:rect draw:style-name="gr1" draw:text-style-name="P1" draw:layer="layout" svg:width="21cm" svg:height="1cm" svg:x="0cm" svg:y="28.2cm">
          <text:p/>
        </draw:rect>
        <draw:rect draw:style-name="gr3" draw:text-style-name="P16" draw:layer="layout" svg:width="13.1cm" svg:height="1.9cm" svg:x="1cm" svg:y="2.5cm">
          <text:p text:style-name="P9"><text:span text:style-name="T2">LOREM IPSUM</text:span></text:p>
        </draw:rect>
        <draw:rect draw:style-name="gr3" draw:text-style-name="P17" draw:layer="layout" svg:width="13.1cm" svg:height="0.6cm" svg:x="1cm" svg:y="4.1cm">
          <text:p text:style-name="P9"><text:span text:style-name="T12">Wirtschaftsingenieurin</text:span><text:span text:style-name="T3">, Fachrichtung Maschinenbau</text:span></text:p>
        </draw:rect>
        <draw:rect draw:style-name="gr3" draw:text-style-name="P17" draw:layer="layout" svg:width="12.1cm" svg:height="0.6cm" svg:x="1cm" svg:y="7.1cm">
          <text:p text:style-name="P9"><text:span text:style-name="T3">Ausbildung</text:span></text:p>
        </draw:rect>
        <draw:rect draw:style-name="gr3" draw:text-style-name="P14" draw:layer="layout" svg:width="8.4cm" svg:height="2.1cm" svg:x="4.5cm" svg:y="8.2cm">
          <text:p text:style-name="P9"><text:span text:style-name="T10">LOERM IPSUM</text:span></text:p>
        </draw:rect>
        <draw:rect draw:style-name="gr3" draw:text-style-name="P18" draw:layer="layout" svg:width="3.3cm" svg:height="2.1cm" svg:x="1.1cm" svg:y="8.2cm">
          <text:p text:style-name="P9"><text:span text:style-name="T13">03.2017 – heute <text:s text:c="4"/></text:span></text:p>
        </draw:rect>
        <draw:rect draw:style-name="gr3" draw:text-style-name="P18" draw:layer="layout" svg:width="8.393cm" svg:height="1.6cm" svg:x="4.5cm" svg:y="10.4cm">
          <text:p text:style-name="P9"><text:span text:style-name="T10">LOERM IPSUM</text:span></text:p>
        </draw:rect>
        <draw:rect draw:style-name="gr3" draw:text-style-name="P18" draw:layer="layout" svg:width="3.3cm" svg:height="1.6cm" svg:x="1.1cm" svg:y="10.4cm">
          <text:p text:style-name="P9"><text:span text:style-name="T13">09.2015 – 12.2015</text:span></text:p>
        </draw:rect>
        <draw:rect draw:style-name="gr3" draw:text-style-name="P18" draw:layer="layout" svg:width="8.393cm" svg:height="2.1cm" svg:x="4.5cm" svg:y="12.1cm">
          <text:p text:style-name="P9"><text:span text:style-name="T10">LOERM IPSUM</text:span></text:p>
        </draw:rect>
        <draw:rect draw:style-name="gr3" draw:text-style-name="P18" draw:layer="layout" svg:width="3.3cm" svg:height="2.1cm" svg:x="1.1cm" svg:y="12.1cm">
          <text:p text:style-name="P9"><text:span text:style-name="T13">03.2013 – 02.2017</text:span></text:p>
        </draw:rect>
        <draw:rect draw:style-name="gr3" draw:text-style-name="P18" draw:layer="layout" svg:width="8.393cm" svg:height="1.6cm" svg:x="4.5cm" svg:y="14.3cm">
          <text:p text:style-name="P9"><text:span text:style-name="T14">LOERM IPSUM</text:span></text:p>
        </draw:rect>
        <draw:rect draw:style-name="gr3" draw:text-style-name="P18" draw:layer="layout" svg:width="3.3cm" svg:height="1.6cm" svg:x="1.1cm" svg:y="14.3cm">
          <text:p text:style-name="P9"><text:span text:style-name="T13">09.2009 – 07.2012</text:span></text:p>
        </draw:rect>
        <draw:rect draw:style-name="gr3" draw:text-style-name="P17" draw:layer="layout" svg:width="12.1cm" svg:height="0.6cm" svg:x="1cm" svg:y="17.1cm">
          <text:p text:style-name="P9"><text:span text:style-name="T3">Praktische Erfahrung</text:span></text:p>
        </draw:rect>
        <draw:rect draw:style-name="gr3" draw:text-style-name="P18" draw:layer="layout" svg:width="8.6cm" svg:height="2.1cm" svg:x="4.5cm" svg:y="18.2cm">
          <text:p text:style-name="P9"><text:span text:style-name="T10">LOERM IPSUM</text:span></text:p>
        </draw:rect>
        <draw:rect draw:style-name="gr3" draw:text-style-name="P18" draw:layer="layout" svg:width="3.3cm" svg:height="2.1cm" svg:x="1.1cm" svg:y="18.2cm">
          <text:p text:style-name="P9"><text:span text:style-name="T13">03.2018 – 08.2018</text:span></text:p>
        </draw:rect>
        <draw:rect draw:style-name="gr3" draw:text-style-name="P18" draw:layer="layout" svg:width="8.393cm" svg:height="1.6cm" svg:x="4.5cm" svg:y="20.4cm">
          <text:p text:style-name="P9"><text:span text:style-name="T10">LOERM IPSUM</text:span></text:p>
        </draw:rect>
        <draw:rect draw:style-name="gr3" draw:text-style-name="P18" draw:layer="layout" svg:width="3.3cm" svg:height="1.6cm" svg:x="1.1cm" svg:y="20.4cm">
          <text:p text:style-name="P9"><text:span text:style-name="T13">09.2016 – 02.2017</text:span></text:p>
        </draw:rect>
        <draw:rect draw:style-name="gr3" draw:text-style-name="P18" draw:layer="layout" svg:width="8.393cm" svg:height="1.6cm" svg:x="4.5cm" svg:y="22.1cm">
          <text:p text:style-name="P9"><text:span text:style-name="T10">LOERM IPSUM</text:span></text:p>
        </draw:rect>
        <draw:rect draw:style-name="gr3" draw:text-style-name="P18" draw:layer="layout" svg:width="3.3cm" svg:height="1.6cm" svg:x="1.1cm" svg:y="22.1cm">
          <text:p text:style-name="P9"><text:span text:style-name="T13">01.2016 – 03.2016</text:span></text:p>
        </draw:rect>
        <draw:rect draw:style-name="gr3" draw:text-style-name="P18" draw:layer="layout" svg:width="8.393cm" svg:height="2.1cm" svg:x="4.5cm" svg:y="23.8cm">
          <text:p text:style-name="P9"><text:span text:style-name="T10">LOERM IPSUM</text:span></text:p>
        </draw:rect>
        <draw:rect draw:style-name="gr3" draw:text-style-name="P18" draw:layer="layout" svg:width="3.3cm" svg:height="2.1cm" svg:x="1.1cm" svg:y="23.8cm">
          <text:p text:style-name="P9"><text:span text:style-name="T13">03.2015 – 08.2015</text:span></text:p>
        </draw:rect>
        <draw:rect draw:style-name="gr3" draw:text-style-name="P18" draw:layer="layout" svg:width="8.393cm" svg:height="1.6cm" svg:x="4.501cm" svg:y="26cm">
          <text:p text:style-name="P9"><text:span text:style-name="T10">LOERM IPSUM</text:span></text:p>
        </draw:rect>
        <draw:rect draw:style-name="gr3" draw:text-style-name="P18" draw:layer="layout" svg:width="3.3cm" svg:height="1.6cm" svg:x="1.101cm" svg:y="26cm">
          <text:p text:style-name="P9"><text:span text:style-name="T13">05.2013</text:span></text:p>
        </draw:rect>
        <draw:circle draw:style-name="gr8" draw:text-style-name="P2" draw:layer="layout" svg:width="0.4cm" svg:height="0.4cm" svg:x="0.6cm" svg:y="9.004cm">
          <text:p/>
        </draw:circle>
        <draw:circle draw:style-name="gr8" draw:text-style-name="P2" draw:layer="layout" svg:width="0.4cm" svg:height="0.4cm" svg:x="0.6cm" svg:y="10.954cm">
          <text:p/>
        </draw:circle>
        <draw:circle draw:style-name="gr8" draw:text-style-name="P2" draw:layer="layout" svg:width="0.4cm" svg:height="0.4cm" svg:x="0.6cm" svg:y="12.904cm">
          <text:p/>
        </draw:circle>
        <draw:circle draw:style-name="gr8" draw:text-style-name="P2" draw:layer="layout" svg:width="0.4cm" svg:height="0.4cm" svg:x="0.6cm" svg:y="14.854cm">
          <text:p/>
        </draw:circle>
        <draw:circle draw:style-name="gr8" draw:text-style-name="P2" draw:layer="layout" svg:width="0.4cm" svg:height="0.4cm" svg:x="0.6cm" svg:y="19.004cm">
          <text:p/>
        </draw:circle>
        <draw:circle draw:style-name="gr8" draw:text-style-name="P2" draw:layer="layout" svg:width="0.4cm" svg:height="0.4cm" svg:x="0.6cm" svg:y="20.954cm">
          <text:p/>
        </draw:circle>
        <draw:circle draw:style-name="gr8" draw:text-style-name="P2" draw:layer="layout" svg:width="0.4cm" svg:height="0.4cm" svg:x="0.6cm" svg:y="22.654cm">
          <text:p/>
        </draw:circle>
        <draw:circle draw:style-name="gr8" draw:text-style-name="P2" draw:layer="layout" svg:width="0.4cm" svg:height="0.4cm" svg:x="0.6cm" svg:y="24.604cm">
          <text:p/>
        </draw:circle>
        <draw:circle draw:style-name="gr8" draw:text-style-name="P2" draw:layer="layout" svg:width="0.4cm" svg:height="0.4cm" svg:x="0.6cm" svg:y="26.554cm">
          <text:p/>
        </draw:circle>
        <draw:line draw:style-name="gr7" draw:text-style-name="P15" draw:layer="layout" svg:x1="1cm" svg:y1="17.7cm" svg:x2="12.3cm" svg:y2="17.7cm">
          <text:p/>
        </draw:line>
        <draw:line draw:style-name="gr7" draw:text-style-name="P15" draw:layer="layout" svg:x1="1cm" svg:y1="7.7cm" svg:x2="12.3cm" svg:y2="7.7cm">
          <text:p/>
        </draw:line>
        <draw:rect draw:style-name="gr3" draw:text-style-name="P18" draw:layer="layout" svg:width="7.5cm" svg:height="0.6cm" svg:x="12.7cm" svg:y="18.3cm">
          <text:p text:style-name="P9"><text:span text:style-name="T13">MS Word</text:span></text:p>
        </draw:rect>
        <draw:rect draw:style-name="gr3" draw:text-style-name="P19" draw:layer="layout" svg:width="1.8cm" svg:height="0.6cm" svg:x="15.7cm" svg:y="17.9cm">
          <text:p text:style-name="P3"><text:span text:style-name="T15">Grundkenntnisse</text:span></text:p>
        </draw:rect>
        <draw:rect draw:style-name="gr3" draw:text-style-name="P19" draw:layer="layout" svg:width="1.1cm" svg:height="0.6cm" svg:x="17.5cm" svg:y="17.9cm">
          <text:p text:style-name="P3"><text:span text:style-name="T15">Gut</text:span></text:p>
        </draw:rect>
        <draw:rect draw:style-name="gr3" draw:text-style-name="P19" draw:layer="layout" svg:width="1.2cm" svg:height="0.6cm" svg:x="19cm" svg:y="17.9cm">
          <text:p text:style-name="P3"><text:span text:style-name="T15">Sehr gut</text:span></text:p>
        </draw:rect>
        <draw:rect draw:style-name="gr3" draw:text-style-name="P17" draw:layer="layout" svg:width="6.9cm" svg:height="0.6cm" svg:x="12.7cm" svg:y="8.1cm">
          <text:p text:style-name="P9"><text:span text:style-name="T3">Persönliche Angaben</text:span></text:p>
        </draw:rect>
        <draw:rect draw:style-name="gr3" draw:text-style-name="P18" draw:layer="layout" svg:width="6.9cm" svg:height="0.6cm" svg:x="12.7cm" svg:y="9.1cm">
          <text:p text:style-name="P9"><text:span text:style-name="T16">Geburtsdatum: </text:span><text:span text:style-name="T10">LOERM IPSUM</text:span></text:p>
        </draw:rect>
        <draw:rect draw:style-name="gr3" draw:text-style-name="P18" draw:layer="layout" svg:width="6.9cm" svg:height="0.6cm" svg:x="12.7cm" svg:y="9.8cm">
          <text:p text:style-name="P9"><text:span text:style-name="T16">Geburtsort: </text:span><text:span text:style-name="T10">LOERM IPSUM</text:span></text:p>
        </draw:rect>
        <draw:rect draw:style-name="gr3" draw:text-style-name="P18" draw:layer="layout" svg:width="6.9cm" svg:height="0.6cm" svg:x="12.7cm" svg:y="10.5cm">
          <text:p text:style-name="P9"><text:span text:style-name="T13">Familienstand: ledig</text:span></text:p>
        </draw:rect>
        <draw:rect draw:style-name="gr3" draw:text-style-name="P18" draw:layer="layout" svg:width="6.9cm" svg:height="0.6cm" svg:x="12.7cm" svg:y="11.2cm">
          <text:p text:style-name="P9"><text:span text:style-name="T13">Staatsangehörigkeit: deutsch</text:span></text:p>
        </draw:rect>
        <draw:rect draw:style-name="gr3" draw:text-style-name="P17" draw:layer="layout" svg:width="6.9cm" svg:height="0.6cm" svg:x="12.7cm" svg:y="12.7cm">
          <text:p text:style-name="P9"><text:span text:style-name="T3">Kontakt</text:span></text:p>
        </draw:rect>
        <draw:rect draw:style-name="gr3" draw:text-style-name="P18" draw:layer="layout" svg:width="5.8cm" svg:height="0.6cm" svg:x="13.5cm" svg:y="13.7cm">
          <text:p text:style-name="P9"><text:span text:style-name="T10">LOERM IPSUM</text:span></text:p>
        </draw:rect>
        <draw:rect draw:style-name="gr3" draw:text-style-name="P18" draw:layer="layout" svg:width="5.8cm" svg:height="0.6cm" svg:x="13.5cm" svg:y="14.3cm">
          <text:p text:style-name="P9"><text:span text:style-name="T10">LOERM IPSUM</text:span></text:p>
        </draw:rect>
        <draw:rect draw:style-name="gr3" draw:text-style-name="P18" draw:layer="layout" svg:width="5.8cm" svg:height="0.6cm" svg:x="13.5cm" svg:y="15.1cm">
          <text:p text:style-name="P9"><text:span text:style-name="T10">LOERM IPSUM</text:span></text:p>
        </draw:rect>
        <draw:rect draw:style-name="gr3" draw:text-style-name="P18" draw:layer="layout" svg:width="5.8cm" svg:height="0.6cm" svg:x="13.5cm" svg:y="16.1cm">
          <text:p text:style-name="P9"><text:span text:style-name="T10">LOERM IPSUM</text:span></text:p>
        </draw:rect>
        <draw:rect draw:style-name="gr3" draw:text-style-name="P17" draw:layer="layout" svg:width="6.9cm" svg:height="0.6cm" svg:x="12.7cm" svg:y="17.3cm">
          <text:p text:style-name="P9"><text:span text:style-name="T3">Kenntnisse</text:span></text:p>
        </draw:rect>
        <draw:rect draw:style-name="gr3" draw:text-style-name="P17" draw:layer="layout" svg:width="6.9cm" svg:height="0.6cm" svg:x="12.7cm" svg:y="24.5cm">
          <text:p text:style-name="P9"><text:span text:style-name="T3">Sprachen</text:span></text:p>
        </draw:rect>
        <draw:rect draw:style-name="gr3" draw:text-style-name="P18" draw:layer="layout" svg:width="7.5cm" svg:height="0.6cm" svg:x="12.7cm" svg:y="25.7cm">
          <text:p text:style-name="P9"><text:span text:style-name="T13">Englisch</text:span></text:p>
        </draw:rect>
        <draw:rect draw:style-name="gr3" draw:text-style-name="P18" draw:layer="layout" svg:width="7.5cm" svg:height="0.6cm" svg:x="12.7cm" svg:y="26.4cm">
          <text:p text:style-name="P9"><text:span text:style-name="T13">Spanisch</text:span></text:p>
        </draw:rect>
        <draw:rect draw:style-name="gr3" draw:text-style-name="P19" draw:layer="layout" svg:width="1.8cm" svg:height="0.6cm" svg:x="15.7cm" svg:y="25.1cm">
          <text:p text:style-name="P3"><text:span text:style-name="T15">Grundkenntnisse</text:span></text:p>
        </draw:rect>
        <draw:rect draw:style-name="gr3" draw:text-style-name="P19" draw:layer="layout" svg:width="1.1cm" svg:height="0.6cm" svg:x="17.5cm" svg:y="25.1cm">
          <text:p text:style-name="P3"><text:span text:style-name="T15">Gut</text:span></text:p>
        </draw:rect>
        <draw:rect draw:style-name="gr3" draw:text-style-name="P19" draw:layer="layout" svg:width="1.2cm" svg:height="0.6cm" svg:x="19cm" svg:y="25.1cm">
          <text:p text:style-name="P3"><text:span text:style-name="T15">Sehr gut</text:span></text:p>
        </draw:rect>
        <draw:line draw:style-name="gr7" draw:text-style-name="P15" draw:layer="layout" svg:x1="12.7cm" svg:y1="25.1cm" svg:x2="20.1cm" svg:y2="25.1cm">
          <text:p/>
        </draw:line>
        <draw:rect draw:style-name="gr3" draw:text-style-name="P18" draw:layer="layout" svg:width="7.5cm" svg:height="0.6cm" svg:x="12.7cm" svg:y="19cm">
          <text:p text:style-name="P9"><text:span text:style-name="T13">MS Excel</text:span></text:p>
        </draw:rect>
        <draw:rect draw:style-name="gr3" draw:text-style-name="P18" draw:layer="layout" svg:width="7.5cm" svg:height="0.6cm" svg:x="12.7cm" svg:y="21.1cm">
          <text:p text:style-name="P9"><text:span text:style-name="T13">MATLAB</text:span></text:p>
        </draw:rect>
        <draw:rect draw:style-name="gr3" draw:text-style-name="P18" draw:layer="layout" svg:width="7.5cm" svg:height="0.6cm" svg:x="12.7cm" svg:y="22.5cm">
          <text:p text:style-name="P9"><text:span text:style-name="T13">HTML</text:span></text:p>
        </draw:rect>
        <draw:rect draw:style-name="gr3" draw:text-style-name="P18" draw:layer="layout" svg:width="7.5cm" svg:height="0.6cm" svg:x="12.7cm" svg:y="21.8cm">
          <text:p text:style-name="P9"><text:span text:style-name="T13">JAVA</text:span></text:p>
        </draw:rect>
        <draw:rect draw:style-name="gr3" draw:text-style-name="P18" draw:layer="layout" svg:width="7.5cm" svg:height="0.6cm" svg:x="12.7cm" svg:y="19.7cm">
          <text:p text:style-name="P9"><text:span text:style-name="T13">MS Powerpoint</text:span></text:p>
        </draw:rect>
        <draw:rect draw:style-name="gr9" draw:text-style-name="P20" draw:layer="layout" svg:width="4.2cm" svg:height="0.2cm" svg:x="15.8cm" svg:y="25.9cm">
          <text:p/>
        </draw:rect>
        <draw:rect draw:style-name="gr9" draw:text-style-name="P20" draw:layer="layout" svg:width="4.2cm" svg:height="0.2cm" svg:x="15.8cm" svg:y="26.6cm">
          <text:p/>
        </draw:rect>
        <draw:rect draw:style-name="gr10" draw:text-style-name="P21" draw:layer="layout" svg:width="3.5cm" svg:height="0.2cm" svg:x="15.8cm" svg:y="25.9cm">
          <text:p/>
        </draw:rect>
        <draw:rect draw:style-name="gr10" draw:text-style-name="P21" draw:layer="layout" svg:width="1.3cm" svg:height="0.2cm" svg:x="15.8cm" svg:y="26.6cm">
          <text:p/>
        </draw:rect>
        <draw:rect draw:style-name="gr9" draw:text-style-name="P20" draw:layer="layout" svg:width="4.2cm" svg:height="0.2cm" svg:x="15.8cm" svg:y="22cm">
          <text:p/>
        </draw:rect>
        <draw:rect draw:style-name="gr10" draw:text-style-name="P21" draw:layer="layout" svg:width="1.2cm" svg:height="0.2cm" svg:x="15.8cm" svg:y="22cm">
          <text:p/>
        </draw:rect>
        <draw:rect draw:style-name="gr9" draw:text-style-name="P20" draw:layer="layout" svg:width="4.2cm" svg:height="0.2cm" svg:x="15.8cm" svg:y="22.7cm">
          <text:p/>
        </draw:rect>
        <draw:rect draw:style-name="gr10" draw:text-style-name="P21" draw:layer="layout" svg:width="1.4cm" svg:height="0.2cm" svg:x="15.8cm" svg:y="22.7cm">
          <text:p/>
        </draw:rect>
        <draw:rect draw:style-name="gr9" draw:text-style-name="P20" draw:layer="layout" svg:width="4.2cm" svg:height="0.2cm" svg:x="15.8cm" svg:y="21.3cm">
          <text:p/>
        </draw:rect>
        <draw:rect draw:style-name="gr10" draw:text-style-name="P21" draw:layer="layout" svg:width="1.2cm" svg:height="0.2cm" svg:x="15.8cm" svg:y="21.3cm">
          <text:p/>
        </draw:rect>
        <draw:rect draw:style-name="gr9" draw:text-style-name="P20" draw:layer="layout" svg:width="4.2cm" svg:height="0.2cm" svg:x="15.8cm" svg:y="19.9cm">
          <text:p/>
        </draw:rect>
        <draw:rect draw:style-name="gr10" draw:text-style-name="P21" draw:layer="layout" svg:width="3.3cm" svg:height="0.2cm" svg:x="15.8cm" svg:y="19.9cm">
          <text:p/>
        </draw:rect>
        <draw:rect draw:style-name="gr9" draw:text-style-name="P20" draw:layer="layout" svg:width="4.2cm" svg:height="0.2cm" svg:x="15.8cm" svg:y="19.2cm">
          <text:p/>
        </draw:rect>
        <draw:rect draw:style-name="gr10" draw:text-style-name="P21" draw:layer="layout" svg:width="3.9cm" svg:height="0.2cm" svg:x="15.8cm" svg:y="19.2cm">
          <text:p/>
        </draw:rect>
        <draw:rect draw:style-name="gr9" draw:text-style-name="P20" draw:layer="layout" svg:width="4.2cm" svg:height="0.2cm" svg:x="15.8cm" svg:y="18.5cm">
          <text:p/>
        </draw:rect>
        <draw:rect draw:style-name="gr10" draw:text-style-name="P21" draw:layer="layout" svg:width="3.3cm" svg:height="0.2cm" svg:x="15.8cm" svg:y="18.5cm">
          <text:p/>
        </draw:rect>
        <draw:line draw:style-name="gr7" draw:text-style-name="P15" draw:layer="layout" svg:x1="12.7cm" svg:y1="17.9cm" svg:x2="20.1cm" svg:y2="17.9cm">
          <text:p/>
        </draw:line>
        <draw:line draw:style-name="gr7" draw:text-style-name="P15" draw:layer="layout" svg:x1="12.8cm" svg:y1="13.3cm" svg:x2="20.2cm" svg:y2="13.3cm">
          <text:p/>
        </draw:line>
        <draw:line draw:style-name="gr7" draw:text-style-name="P15" draw:layer="layout" svg:x1="12.7cm" svg:y1="8.7cm" svg:x2="20.1cm" svg:y2="8.7cm">
          <text:p/>
        </draw:line>
        <draw:rect draw:style-name="gr3" draw:text-style-name="P18" draw:layer="layout" svg:width="7.5cm" svg:height="0.6cm" svg:x="12.7cm" svg:y="23.2cm">
          <text:p text:style-name="P9"><text:span text:style-name="T13">QuickBooks</text:span></text:p>
        </draw:rect>
        <draw:rect draw:style-name="gr9" draw:text-style-name="P20" draw:layer="layout" svg:width="4.2cm" svg:height="0.2cm" svg:x="15.8cm" svg:y="23.4cm">
          <text:p/>
        </draw:rect>
        <draw:rect draw:style-name="gr10" draw:text-style-name="P21" draw:layer="layout" svg:width="2.3cm" svg:height="0.2cm" svg:x="15.8cm" svg:y="23.4cm">
          <text:p/>
        </draw:rect>
        <draw:rect draw:style-name="gr6" draw:text-style-name="P8" draw:layer="layout" svg:width="18.7cm" svg:height="1cm" svg:x="2.3cm" svg:y="0.6cm">
          <text:p text:style-name="P9"><text:span text:style-name="T11">Lebenslauf</text:span></text:p>
        </draw:rect>
        <draw:circle draw:style-name="gr11" draw:text-style-name="P2" draw:layer="layout" svg:width="5cm" svg:height="5cm" svg:x="13.9cm" svg:y="1.1cm">
          <text:p/>
        </draw:circle>
        <draw:rect draw:style-name="gr3" draw:text-style-name="P18" draw:layer="layout" svg:width="7.5cm" svg:height="0.6cm" svg:x="12.7cm" svg:y="20.4cm">
          <text:p text:style-name="P9"><text:span text:style-name="T13">SOLIDWORKS</text:span></text:p>
        </draw:rect>
        <draw:rect draw:style-name="gr9" draw:text-style-name="P20" draw:layer="layout" svg:width="4.2cm" svg:height="0.2cm" svg:x="15.8cm" svg:y="20.6cm">
          <text:p/>
        </draw:rect>
        <draw:rect draw:style-name="gr10" draw:text-style-name="P21" draw:layer="layout" svg:width="2.2cm" svg:height="0.2cm" svg:x="15.8cm" svg:y="20.6cm">
          <text:p/>
        </draw:rect>
        <draw:g>
          <draw:custom-shape draw:style-name="gr12" draw:text-style-name="P1" draw:layer="layout" svg:width="0.421cm" svg:height="0.376cm" svg:x="13.013cm" svg:y="14.224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2" draw:text-style-name="P1" draw:layer="layout" svg:width="0.442cm" svg:height="0.42cm" svg:x="13cm" svg:y="13.949cm">
            <text:p/>
            <draw:enhanced-geometry svg:viewBox="0 0 21600 21600" draw:glue-points="10800 0 3163 3163 0 10800 3163 18437 10800 21600 18437 18437 21600 10800 18437 3163" draw:text-areas="3163 3163 18437 18437" draw:type="ring" draw:modifiers="108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ircle draw:style-name="gr13" draw:text-style-name="P22" draw:layer="layout" svg:width="0.155cm" svg:height="0.155cm" svg:x="13.145cm" svg:y="14.051cm">
            <text:p/>
          </draw:circle>
        </draw:g>
        <draw:g>
          <draw:custom-shape draw:style-name="gr12" draw:text-style-name="P1" draw:layer="layout" svg:width="0.582cm" svg:height="0.4cm" svg:x="12.932cm" svg:y="16.2cm">
            <text:p/>
            <draw:enhanced-geometry svg:viewBox="0 0 21600 21600" draw:path-stretchpoint-x="10800" draw:path-stretchpoint-y="10800" draw:text-areas="?f3 ?f4 ?f5 ?f6" draw:type="round-rectangle" draw:modifiers="1894.0481599273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22" draw:layer="layout" svg:width="0.508cm" svg:height="0.236cm" svg:x="12.969cm" svg:y="16.2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2" draw:text-style-name="P1" draw:layer="layout" svg:width="0.503cm" svg:height="0.777cm" svg:x="12.964cm" svg:y="15.02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871.2203248646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22" draw:layer="layout" svg:width="0.417cm" svg:height="0.595cm" svg:x="13.007cm" svg:y="15.06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871.2203248646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ircle draw:style-name="gr15" draw:text-style-name="P22" draw:layer="layout" svg:width="0.092cm" svg:height="0.091cm" svg:x="13.17cm" svg:y="15.686cm">
            <text:p/>
          </draw:circle>
        </draw:g>
        <draw:rect draw:style-name="gr1" draw:text-style-name="P1" draw:layer="layout" svg:width="1.8cm" svg:height="1cm" svg:x="0cm" svg:y="0.6cm">
          <text:p/>
        </draw:rect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venir Next" svg:font-family="'Avenir Next'"/>
    <style:font-face style:name="Myriad Pro" svg:font-family="'Myriad Pro'"/>
    <style:font-face style:name="OTS-derived-font1" svg:font-family="OTS-derived-font"/>
    <style:font-face style:name="F" svg:font-family="" style:font-family-generic="roman"/>
    <style:font-face style:name="Arial Unicode MS3" svg:font-family="'Arial Unicode MS'" style:font-family-generic="swiss"/>
    <style:font-face style:name="Helvetica1" svg:font-family="Helvetica" style:font-family-generic="swiss"/>
    <style:font-face style:name="Arial1" svg:font-family="Arial" style:font-pitch="variable"/>
    <style:font-face style:name="Arial Unicode MS" svg:font-family="'Arial Unicode MS'" style:font-pitch="variable"/>
    <style:font-face style:name="Avenir Next1" svg:font-family="'Avenir Next'" style:font-pitch="variable"/>
    <style:font-face style:name="OTS-derived-font" svg:font-family="OTS-derived-font" style:font-pitch="variable"/>
    <style:font-face style:name="PingFang SC1" svg:font-family="'PingFang SC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2" svg:font-family="'Arial Unicode MS'" style:font-family-generic="swiss" style:font-pitch="variable"/>
    <style:font-face style:name="Helvetica" svg:font-family="Helvetica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style:font-name="Myriad Pro" fo:font-family="'Myriad Pro'" fo:font-size="12pt" fo:language="de" fo:country="DE" style:letter-kerning="true" style:font-name-asian="Arial Unicode MS" style:font-family-asian="'Arial Unicode MS'" style:font-pitch-asian="variable" style:language-asian="hi" style:country-asian="IN" style:font-name-complex="Myriad Pro" style:font-family-complex="'Myriad Pro'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="Myriad Pro" fo:font-family="'Myriad Pro'" style:font-name-asian="Arial Unicode MS3" style:font-family-asian="'Arial Unicode MS'" style:font-family-generic-asian="swiss"/>
    </style:style>
    <style:style style:name="Caption" style:family="graphic">
      <style:paragraph-properties fo:margin-top="0.374cm" fo:margin-bottom="0.374cm" style:text-autospace="none"/>
      <style:text-properties style:font-name="Myriad Pro" fo:font-family="'Myriad Pro'" fo:font-size="12pt" fo:font-style="italic" style:font-name-asian="Arial Unicode MS3" style:font-family-asian="'Arial Unicode MS'" style:font-family-generic-asian="swiss" style:font-size-asian="12pt" style:font-style-asian="italic"/>
    </style:style>
    <style:style style:name="List" style:family="graphic">
      <style:paragraph-properties fo:margin-top="0cm" fo:margin-bottom="0.436cm" fo:line-height="115%" style:text-autospace="none"/>
      <style:text-properties style:font-name="Myriad Pro" fo:font-family="'Myriad Pro'" style:font-name-asian="Arial Unicode MS3" style:font-family-asian="'Arial Unicode MS'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Myriad Pro" fo:font-family="'Myriad Pro'" fo:font-size="14pt" style:font-name-asian="Arial Unicode MS" style:font-family-asian="'Arial Unicode MS'" style:font-pitch-asian="variable" style:font-size-asian="14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8-05-14T17:08:53</meta:creation-date>
    <dc:date>2020-04-06T13:29:43.804791362</dc:date>
    <meta:editing-duration>PT4H44M49S</meta:editing-duration>
    <meta:editing-cycles>49</meta:editing-cycles>
    <meta:generator>LibreOffice/6.3.5.2$MacOSX_X86_64 LibreOffice_project/dd0751754f11728f69b42ee2af66670068624673</meta:generator>
    <meta:print-date>2018-05-14T17:40:46</meta:print-date>
    <dc:creator>Simon Gleissner</dc:creator>
    <meta:document-statistic meta:object-count="122"/>
  </office:meta>
</office:document-meta>
</file>